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6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8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5.6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8.3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.684cm"/>
      <style:paragraph-properties style:writing-mode="lr-tb"/>
    </style:style>
    <style:style style:name="gr12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99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loext:graphic-properties draw:fill-color="#66cc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66cc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9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0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color="#0066cc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style:font-name="Courier1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4.12cm" svg:y="10.382cm">
          <text:p text:style-name="P1"><text:span text:style-name="T1">B</text:span></text:p>
        </draw:ellipse>
        <draw:line draw:style-name="gr2" draw:text-style-name="P3" draw:layer="layout" svg:x1="4.51cm" svg:y1="11.203cm" svg:x2="4.51cm" svg:y2="12.396cm">
          <text:p/>
        </draw:line>
        <draw:ellipse draw:style-name="gr1" draw:text-style-name="P2" draw:layer="layout" svg:width="0.779cm" svg:height="0.819cm" svg:x="4.12cm" svg:y="12.396cm">
          <text:p text:style-name="P1"><text:span text:style-name="T1">A</text:span></text:p>
        </draw:ellipse>
        <draw:ellipse draw:style-name="gr3" draw:text-style-name="P4" draw:layer="layout" svg:width="0.778cm" svg:height="0.82cm" svg:x="5.749cm" svg:y="8.966cm">
          <text:p text:style-name="P1"><text:span text:style-name="T1">C</text:span></text:p>
        </draw:ellipse>
        <draw:line draw:style-name="gr4" draw:text-style-name="P3" draw:layer="layout" svg:x1="5.819cm" svg:y1="9.637cm" svg:x2="4.828cm" svg:y2="10.532cm">
          <text:p/>
        </draw:line>
        <draw:ellipse draw:style-name="gr3" draw:text-style-name="P4" draw:layer="layout" svg:width="0.778cm" svg:height="0.82cm" svg:x="5.749cm" svg:y="6.953cm">
          <text:p text:style-name="P1"><text:span text:style-name="T1">D</text:span></text:p>
        </draw:ellipse>
        <draw:line draw:style-name="gr2" draw:text-style-name="P3" draw:layer="layout" svg:x1="6.138cm" svg:y1="7.773cm" svg:x2="6.138cm" svg:y2="8.966cm">
          <text:p/>
        </draw:line>
        <draw:ellipse draw:style-name="gr3" draw:text-style-name="P4" draw:layer="layout" svg:width="0.778cm" svg:height="0.819cm" svg:x="5.749cm" svg:y="4.94cm">
          <text:p text:style-name="P1"><text:span text:style-name="T1">E</text:span></text:p>
        </draw:ellipse>
        <draw:line draw:style-name="gr2" draw:text-style-name="P3" draw:layer="layout" svg:x1="6.138cm" svg:y1="5.76cm" svg:x2="6.138cm" svg:y2="6.953cm">
          <text:p/>
        </draw:line>
        <draw:ellipse draw:style-name="gr1" draw:text-style-name="P2" draw:layer="layout" svg:width="0.779cm" svg:height="0.821cm" svg:x="12.32cm" svg:y="10.383cm">
          <text:p text:style-name="P1"><text:span text:style-name="T1">B</text:span></text:p>
        </draw:ellipse>
        <draw:line draw:style-name="gr2" draw:text-style-name="P3" draw:layer="layout" svg:x1="12.71cm" svg:y1="11.203cm" svg:x2="12.71cm" svg:y2="12.396cm">
          <text:p/>
        </draw:line>
        <draw:ellipse draw:style-name="gr1" draw:text-style-name="P2" draw:layer="layout" svg:width="0.779cm" svg:height="0.819cm" svg:x="12.32cm" svg:y="12.397cm">
          <text:p text:style-name="P1"><text:span text:style-name="T1">A</text:span></text:p>
        </draw:ellipse>
        <draw:ellipse draw:style-name="gr3" draw:text-style-name="P4" draw:layer="layout" svg:width="0.778cm" svg:height="0.821cm" svg:x="12.349cm" svg:y="8.466cm">
          <text:p text:style-name="P1"><text:span text:style-name="T1">C</text:span></text:p>
        </draw:ellipse>
        <draw:ellipse draw:style-name="gr3" draw:text-style-name="P4" draw:layer="layout" svg:width="0.778cm" svg:height="0.82cm" svg:x="12.349cm" svg:y="6.454cm">
          <text:p text:style-name="P1"><text:span text:style-name="T1">D</text:span></text:p>
        </draw:ellipse>
        <draw:line draw:style-name="gr2" draw:text-style-name="P3" draw:layer="layout" svg:x1="12.738cm" svg:y1="7.274cm" svg:x2="12.738cm" svg:y2="8.467cm">
          <text:p/>
        </draw:line>
        <draw:ellipse draw:style-name="gr3" draw:text-style-name="P4" draw:layer="layout" svg:width="0.778cm" svg:height="0.819cm" svg:x="12.349cm" svg:y="4.441cm">
          <text:p text:style-name="P1"><text:span text:style-name="T1">E</text:span></text:p>
        </draw:ellipse>
        <draw:line draw:style-name="gr2" draw:text-style-name="P3" draw:layer="layout" svg:x1="12.738cm" svg:y1="5.261cm" svg:x2="12.738cm" svg:y2="6.454cm">
          <text:p/>
        </draw:line>
        <draw:frame draw:style-name="gr5" draw:text-style-name="P6" draw:layer="layout" svg:width="3.326cm" svg:height="0.962cm" svg:x="3.529cm" svg:y="14.454cm">
          <draw:text-box>
            <text:p text:style-name="P5">Initial</text:p>
          </draw:text-box>
        </draw:frame>
        <draw:custom-shape draw:style-name="gr6" draw:text-style-name="P8" draw:layer="layout" svg:width="1.549cm" svg:height="0.7cm" svg:x="7.102cm" svg:y="5.218cm">
          <text:p text:style-name="P7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1.549cm" svg:height="0.7cm" svg:x="13.71cm" svg:y="4.5cm">
          <text:p text:style-name="P7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1.549cm" svg:height="0.7cm" svg:x="1.889cm" svg:y="9.442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342.9677419355 37437.94579172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1.549cm" svg:height="0.7cm" svg:x="10.089cm" svg:y="3.516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757.6774193548 35835.66333808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1.549cm" svg:height="0.7cm" svg:x="1.925cm" svg:y="10.75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1.549cm" svg:height="0.7cm" svg:x="10.089cm" svg:y="4.816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6.105cm" svg:height="0.984cm" svg:x="9.559cm" svg:y="14.4cm">
          <draw:text-box>
            <text:p text:style-name="P5"><text:span text:style-name="T2">git merge dev </text:span></text:p>
          </draw:text-box>
        </draw:frame>
        <draw:line draw:style-name="gr2" draw:text-style-name="P3" draw:layer="layout" svg:x1="12.71cm" svg:y1="9.283cm" svg:x2="12.71cm" svg:y2="10.476cm">
          <text:p/>
        </draw:line>
        <draw:frame draw:style-name="gr10" draw:text-style-name="P11" draw:layer="layout" svg:width="8.884cm" svg:height="0.984cm" svg:x="16.56cm" svg:y="14.391cm">
          <draw:text-box>
            <text:p text:style-name="P5"><text:span text:style-name="T2">git merge dev --no-ff </text:span></text:p>
          </draw:text-box>
        </draw:frame>
        <draw:ellipse draw:style-name="gr1" draw:text-style-name="P2" draw:layer="layout" svg:width="0.779cm" svg:height="0.821cm" svg:x="20.32cm" svg:y="10.383cm">
          <text:p text:style-name="P1"><text:span text:style-name="T1">B</text:span></text:p>
        </draw:ellipse>
        <draw:line draw:style-name="gr2" draw:text-style-name="P3" draw:layer="layout" svg:x1="20.71cm" svg:y1="11.204cm" svg:x2="20.71cm" svg:y2="12.397cm">
          <text:p/>
        </draw:line>
        <draw:ellipse draw:style-name="gr1" draw:text-style-name="P2" draw:layer="layout" svg:width="0.779cm" svg:height="0.819cm" svg:x="20.32cm" svg:y="12.397cm">
          <text:p text:style-name="P1"><text:span text:style-name="T1">A</text:span></text:p>
        </draw:ellipse>
        <draw:ellipse draw:style-name="gr3" draw:text-style-name="P4" draw:layer="layout" svg:width="0.778cm" svg:height="0.82cm" svg:x="21.949cm" svg:y="8.967cm">
          <text:p text:style-name="P1"><text:span text:style-name="T1">C</text:span></text:p>
        </draw:ellipse>
        <draw:line draw:style-name="gr4" draw:text-style-name="P3" draw:layer="layout" svg:x1="22.019cm" svg:y1="9.638cm" svg:x2="21.028cm" svg:y2="10.533cm">
          <text:p/>
        </draw:line>
        <draw:ellipse draw:style-name="gr3" draw:text-style-name="P4" draw:layer="layout" svg:width="0.778cm" svg:height="0.82cm" svg:x="21.949cm" svg:y="6.954cm">
          <text:p text:style-name="P1"><text:span text:style-name="T1">D</text:span></text:p>
        </draw:ellipse>
        <draw:line draw:style-name="gr2" draw:text-style-name="P3" draw:layer="layout" svg:x1="22.338cm" svg:y1="7.774cm" svg:x2="22.338cm" svg:y2="8.967cm">
          <text:p/>
        </draw:line>
        <draw:ellipse draw:style-name="gr3" draw:text-style-name="P4" draw:layer="layout" svg:width="0.778cm" svg:height="0.819cm" svg:x="21.949cm" svg:y="4.941cm">
          <text:p text:style-name="P1"><text:span text:style-name="T1">E</text:span></text:p>
        </draw:ellipse>
        <draw:line draw:style-name="gr2" draw:text-style-name="P3" draw:layer="layout" svg:x1="22.338cm" svg:y1="5.761cm" svg:x2="22.338cm" svg:y2="6.954cm">
          <text:p/>
        </draw:line>
        <draw:custom-shape draw:style-name="gr6" draw:text-style-name="P8" draw:layer="layout" svg:width="1.549cm" svg:height="0.7cm" svg:x="23.302cm" svg:y="5.219cm">
          <text:p text:style-name="P7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1.549cm" svg:height="0.7cm" svg:x="18.089cm" svg:y="2.743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276.6451612903 37776.89015691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1.549cm" svg:height="0.7cm" svg:x="18.125cm" svg:y="4.051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9cm" svg:height="0.821cm" svg:x="20.321cm" svg:y="3.663cm">
          <text:p text:style-name="P1"><text:span text:style-name="T1">F</text:span></text:p>
        </draw:ellipse>
        <draw:line draw:style-name="gr2" draw:text-style-name="P3" draw:layer="layout" svg:x1="20.759cm" svg:y1="4.5cm" svg:x2="20.759cm" svg:y2="10.4cm">
          <text:p/>
        </draw:line>
        <draw:line draw:style-name="gr4" draw:text-style-name="P3" draw:layer="layout" svg:x1="21.059cm" svg:y1="4.3cm" svg:x2="22.059cm" svg:y2="5.1cm">
          <text:p/>
        </draw:line>
        <draw:frame draw:style-name="gr11" draw:text-style-name="P12" draw:layer="layout" svg:width="1.184cm" svg:height="0.862cm" svg:x="16.2cm" svg:y="6.938cm">
          <draw:text-box>
            <text:p text:style-name="P5"><text:span text:style-name="T3">VS</text:span></text:p>
          </draw:text-box>
        </draw:frame>
        <draw:line draw:style-name="gr12" draw:text-style-name="P13" draw:layer="layout" svg:x1="16.8cm" svg:y1="6.4cm" svg:x2="16.8cm" svg:y2="2.3cm">
          <text:p/>
        </draw:line>
        <draw:line draw:style-name="gr12" draw:text-style-name="P13" draw:layer="layout" svg:x1="16.8cm" svg:y1="13.6cm" svg:x2="16.8cm" svg:y2="8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m</meta:initial-creator>
    <meta:creation-date>2020-05-02T11:34:17</meta:creation-date>
    <dc:date>2021-12-14T09:41:42.599455147</dc:date>
    <meta:editing-duration>P1DT4H3M31S</meta:editing-duration>
    <meta:editing-cycles>14</meta:editing-cycles>
    <meta:generator>LibreOffice/6.4.7.2$Linux_X86_64 LibreOffice_project/40$Build-2</meta:generator>
    <meta:document-statistic meta:object-count="45"/>
  </office:meta>
</office:document-meta>
</file>